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F000002F9BAA63FBD8D8D9CF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1" text:anchor-type="paragraph" svg:width="7.5339in" svg:height="5.5181in" draw:z-index="0"><draw:image xlink:href="Pictures/100000000000040F000002F9BAA63FBD8D8D9CF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07:10.282189720</meta:creation-date>
    <meta:print-date>2018-03-15T11:08:47.864428446</meta:print-date>
    <dc:date>2018-03-15T11:11:09.277862594</dc:date>
    <meta:editing-duration>PT3M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